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617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10.14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99cm"/>
    </style:style>
    <style:style style:name="ro1" style:family="table-row">
      <style:table-row-properties style:row-height="1.5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erif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 for v0.3 rele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Parts in v0.3</text:p>
          </table:table-cell>
          <table:table-cell table:style-name="ce1" table:number-columns-repeated="3"/>
          <table:table-cell table:style-name="ce10"/>
          <table:table-cell table:style-name="ce1"/>
          <table:table-cell table:number-columns-repeated="2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Model</text:p>
          </table:table-cell>
          <table:table-cell table:style-name="ce10" office:value-type="string" calcext:value-type="string">
            <text:p>Mechanical info</text:p>
          </table:table-cell>
          <table:table-cell table:style-name="ce1" office:value-type="string" calcext:value-type="string">
            <text:p>Sour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diode module</text:p>
          </table:table-cell>
          <table:table-cell table:style-name="ce2" office:value-type="string" calcext:value-type="string">
            <text:p>eBay or elsewhere</text:p>
          </table:table-cell>
          <table:table-cell table:style-name="ce2" office:value-type="string" calcext:value-type="string">
            <text:p>488nm 30mW laser diode in 12mm x 50mm cylindrical housing</text:p>
          </table:table-cell>
          <table:table-cell table:style-name="ce2" office:value-type="string" calcext:value-type="string">
            <text:p>Cylinder OD 12 mm, length 50 mm</text:p>
          </table:table-cell>
          <table:table-cell table:style-name="ce2" office:value-type="string" calcext:value-type="string">
            <text:p>Variou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collimat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C775TMD-A - f = 4.0 mm, NA = 0.60, WD = 1.5 mm, Mounted Aspheric Lens, ARC: 350 - 700 nm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<text:a xlink:href="https://www.thorlabs.com/thorproduct.cfm?partnumber=C775TMD-A" xlink:type="simple">https://www.thorlabs.com/thorproduct.cfm?partnumber=C775TMD-A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aser focusing lens</text:p>
          </table:table-cell>
          <table:table-cell table:style-name="ce2" office:value-type="string" calcext:value-type="string">
            <text:p>Thorlabs</text:p>
          </table:table-cell>
          <table:table-cell office:value-type="string" calcext:value-type="string">
            <text:p>Ø1/2" UV Fused Silica Plano-Convex Lenses, AR Coated: 400 - 1100 nm, F40mm</text:p>
          </table:table-cell>
          <table:table-cell table:style-name="ce11" office:value-type="string" calcext:value-type="string">
            <text:p>R18.4 mm, Tc 2.9 mm, Te1.8 mm</text:p>
          </table:table-cell>
          <table:table-cell office:value-type="string" calcext:value-type="string">
            <text:p><text:a xlink:href="https://www.thorlabs.com/thorproduct.cfm?partnumber=LA4130-AB" xlink:type="simple">https://www.thorlabs.com/thorproduct.cfm?partnumber=LA4130-A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Condens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ACL1512U - Aspheric Condenser Lens, Ø15 mm, f=12 mm, NA=0.61, Uncoated 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ACL1512U" xlink:type="simple">https://www.thorlabs.com/thorproduct.cfm?partnumber=ACL1512U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Cylindrical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LJ1277L2-B - f = 250.00 mm, H = 20.00 mm, L = 40.0 mm, N-BK7 Plano-Convex Cylindrical Lens, Antireflection Coating: 650-1050 nm 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LJ1277L2-B" xlink:type="simple">https://www.thorlabs.com/thorproduct.cfm?partnumber=LJ1277L2-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ong pass coloured glass filter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FGL495M - Ø25 mm GG495 Colored Glass Filter, SM1-Threaded Mount, 495 nm Longpass </text:p>
          </table:table-cell>
          <table:table-cell table:style-name="ce2" office:value-type="string" calcext:value-type="string">
            <text:p>30.5mm mounted</text:p>
          </table:table-cell>
          <table:table-cell table:style-name="ce2" office:value-type="string" calcext:value-type="string">
            <text:p><text:a xlink:href="https://www.thorlabs.com/thorproduct.cfm?partnumber=FGL495M" xlink:type="simple">https://www.thorlabs.com/thorproduct.cfm?partnumber=FGL495M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Long pass dichroic filter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DMLP505 - Ø1" Longpass Dichroic Mirror, 505 nm Cut-On </text:p>
          </table:table-cell>
          <table:table-cell table:style-name="ce2" office:value-type="string" calcext:value-type="string">
            <text:p>Mounted, 1 inch</text:p>
          </table:table-cell>
          <table:table-cell table:style-name="ce2" office:value-type="string" calcext:value-type="string">
            <text:p><text:a xlink:href="https://www.thorlabs.com/thorproduct.cfm?partnumber=DMLP505" xlink:type="simple">https://www.thorlabs.com/thorproduct.cfm?partnumber=DMLP505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Grating</text:p>
          </table:table-cell>
          <table:table-cell table:style-name="ce2" office:value-type="string" calcext:value-type="string">
            <text:p>Thorlabs</text:p>
          </table:table-cell>
          <table:table-cell table:style-name="ce16" office:value-type="string" calcext:value-type="string">
            <text:p>GR25-1205 - Ruled Reflective Diffraction Grating, 1200/mm, 500 nm Blaze, 25 mm x 25 mm x 6 mm</text:p>
          </table:table-cell>
          <table:table-cell table:style-name="ce2" office:value-type="string" calcext:value-type="string">
            <text:p>Cuboid 25 x 25 x 6 mm</text:p>
          </table:table-cell>
          <table:table-cell table:style-name="ce2" office:value-type="string" calcext:value-type="string">
            <text:p><text:a xlink:href="https://www.thorlabs.com/thorproduct.cfm?partnumber=GR25-1205" xlink:type="simple">https://www.thorlabs.com/thorproduct.cfm?partnumber=GR25-1205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ptics</text:p>
          </table:table-cell>
          <table:table-cell table:style-name="ce2" office:value-type="string" calcext:value-type="string">
            <text:p>Spectrum focusing lens</text:p>
          </table:table-cell>
          <table:table-cell table:style-name="ce2" office:value-type="string" calcext:value-type="string">
            <text:p>Thorlabs</text:p>
          </table:table-cell>
          <table:table-cell table:style-name="ce2" office:value-type="string" calcext:value-type="string">
            <text:p>LA1050-AB - N-BK7 Plano-Convex Lens, Ø2", f = 100 mm, AR Coating: 400 - 1100 nm</text:p>
          </table:table-cell>
          <table:table-cell table:style-name="ce2"/>
          <table:table-cell table:style-name="ce2" office:value-type="string" calcext:value-type="string">
            <text:p><text:a xlink:href="https://www.thorlabs.com/thorproduct.cfm?partnumber=LA1050-AB" xlink:type="simple">https://www.thorlabs.com/thorproduct.cfm?partnumber=LA1050-AB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eristaltic pump</text:p>
          </table:table-cell>
          <table:table-cell table:style-name="ce2" office:value-type="string" calcext:value-type="string">
            <text:p>Motor Guys via Aliexpress</text:p>
          </table:table-cell>
          <table:table-cell table:style-name="ce2" office:value-type="string" calcext:value-type="string">
            <text:p>DC 5V Micro 8mm Gear Stepper Motor Metering Precision Peristaltic Pump</text:p>
          </table:table-cell>
          <table:table-cell table:style-name="ce2" office:value-type="string" calcext:value-type="string">
            <text:p>8 x 9.6 x 15.7 mm. Drawing in link</text:p>
          </table:table-cell>
          <table:table-cell table:style-name="ce2" office:value-type="string" calcext:value-type="string">
            <text:p><text:a xlink:href="https://www.aliexpress.com/item/1005007495087617.html?spm=a2g0o.order_list.order_list_main.66.3da618025OL5g1" xlink:type="simple">https://www.aliexpress.com/item/1005007495087617.html?spm=a2g0o.order_list.order_list_main.66.3da618025OL5g1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ressure pump</text:p>
          </table:table-cell>
          <table:table-cell table:style-name="ce2" office:value-type="string" calcext:value-type="string">
            <text:p>Motor Star Store via AliExpress</text:p>
          </table:table-cell>
          <table:table-cell table:style-name="ce2" office:value-type="string" calcext:value-type="string">
            <text:p>6V Small Mini 370 Motor Diaphragm Air Pump Vacuum Pump Negative Pressure Suction Pump DIY Breast Pump Inflator Aquarium</text:p>
          </table:table-cell>
          <table:table-cell table:style-name="ce2"/>
          <table:table-cell table:style-name="ce2" office:value-type="string" calcext:value-type="string">
            <text:p><text:a xlink:href="https://www.aliexpress.com/item/1005007330201717.html" xlink:type="simple">https://www.aliexpress.com/item/1005007330201717.html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Tubing 2mm OD 1mm ID</text:p>
          </table:table-cell>
          <table:table-cell table:style-name="ce2" office:value-type="string" calcext:value-type="string">
            <text:p>JIAYI Official Store via AliExpress</text:p>
          </table:table-cell>
          <table:table-cell table:style-name="ce2" office:value-type="string" calcext:value-type="string">
            <text:p>5M Transparent Flexible Silicone Tubing ID 0.5 1 1.5 2 2.5 3 3.5 4 mm Food Grade Tube Pipe Temperature Resistance Nontoxic</text:p>
          </table:table-cell>
          <table:table-cell table:style-name="ce2"/>
          <table:table-cell office:value-type="string" calcext:value-type="string">
            <text:p><text:a xlink:href="https://www.aliexpress.com/item/1005003176927357.html" xlink:type="simple">https://www.aliexpress.com/item/1005003176927357.html</text:a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Tubing 6mm OD 4mm ID</text:p>
          </table:table-cell>
          <table:table-cell table:style-name="ce2" office:value-type="string" calcext:value-type="string">
            <text:p>JIAYI Official Store via AliExpress</text:p>
          </table:table-cell>
          <table:table-cell table:style-name="ce2" office:value-type="string" calcext:value-type="string">
            <text:p>5M Transparent Flexible Silicone Tubing ID 0.5 1 1.5 2 2.5 3 3.5 4 mm Food Grade Tube Pipe Temperature Resistance Nontoxic</text:p>
          </table:table-cell>
          <table:table-cell table:style-name="Default"/>
          <table:table-cell office:value-type="string" calcext:value-type="string">
            <text:p><text:a xlink:href="https://www.aliexpress.com/item/1005003176927357.html" xlink:type="simple">https://www.aliexpress.com/item/1005003176927357.html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ressure-resistant bottle</text:p>
          </table:table-cell>
          <table:table-cell table:style-name="ce2" office:value-type="string" calcext:value-type="string">
            <text:p>Eloop-Sr Store via AliExpress</text:p>
          </table:table-cell>
          <table:table-cell table:style-name="ce2" office:value-type="string" calcext:value-type="string">
            <text:p>2 pcs 1L Soda Carbonating PET Bottle multiple colors including white, black, green, grey, yell</text:p>
          </table:table-cell>
          <table:table-cell table:style-name="ce2"/>
          <table:table-cell table:style-name="ce2" office:value-type="string" calcext:value-type="string">
            <text:p><text:a xlink:href="https://www.aliexpress.com/item/1005006391360480.html?spm=a2g0o.order_detail.order_detail_item.3.7901f19c9XgHxc" xlink:type="simple">https://www.aliexpress.com/item/1005006391360480.html?spm=a2g0o.order_detail.order_detail_item.3.7901f19c9XgHxc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Syringe filter 0.2um</text:p>
          </table:table-cell>
          <table:table-cell table:style-name="ce2" office:value-type="string" calcext:value-type="string">
            <text:p>Daily deals Store via AliExpress</text:p>
          </table:table-cell>
          <table:table-cell table:style-name="ce16" office:value-type="string" calcext:value-type="string">
            <text:p>PES 25MM0.22um (5/10/25pcs PTFE PES MCE PVDF Nylon Industrial Syringe Filters 13-33mm 0.22-0.45m Chemistry Labware Random Color Filter Mask )</text:p>
          </table:table-cell>
          <table:table-cell table:style-name="ce2"/>
          <table:table-cell table:style-name="ce2" office:value-type="string" calcext:value-type="string">
            <text:p><text:a xlink:href="https://www.aliexpress.com/item/1005004488186154.html?spm=a2g0o.order_detail.order_detail_item.3.2e44f19cew47HY" xlink:type="simple">https://www.aliexpress.com/item/1005004488186154.html?spm=a2g0o.order_detail.order_detail_item.3.2e44f19cew47HY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Luer female to 1.6mm barb adapter</text:p>
          </table:table-cell>
          <table:table-cell table:style-name="ce2" office:value-type="string" calcext:value-type="string">
            <text:p>Cole Parmer</text:p>
          </table:table-cell>
          <table:table-cell table:style-name="ce2" office:value-type="string" calcext:value-type="string">
            <text:p>Cole-Parmer Luer to Hose Barb Fitting, Straight Adapter, Animal-Derivative-Free Polypropylene, Cleanroom Packed, Female Luer x 1/16" ID; 10/Pk</text:p>
          </table:table-cell>
          <table:table-cell table:style-name="ce2"/>
          <table:table-cell table:style-name="ce2" office:value-type="string" calcext:value-type="string">
            <text:p><text:a xlink:href="https://www.coleparmer.co.uk/i/cole-parmer-luer-to-hose-barb-fitting-straight-adapter-animal-derivative-free-polypropylene-cleanroom-packed-female-luer-x-1-16-id-10-pk/5010975" xlink:type="simple">https://www.coleparmer.co.uk/i/cole-parmer-luer-to-hose-barb-fitting-straight-adapter-animal-derivative-free-polypropylene-cleanroom-packed-female-luer-x-1-16-id-10-pk/5010975</text:a>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Luer male to 1.6mm barb adapter</text:p>
          </table:table-cell>
          <table:table-cell table:style-name="ce2" office:value-type="string" calcext:value-type="string">
            <text:p>Cole Parmer</text:p>
          </table:table-cell>
          <table:table-cell table:style-name="ce2" office:value-type="string" calcext:value-type="string">
            <text:p>Cole-Parmer Luer to Hose Barb Fitting, Straight Adapter, Animal-Derivative-Free Polypropylene, Cleanroom Packed, Male Luer Lock x 1/16" ID; 10/Pk</text:p>
          </table:table-cell>
          <table:table-cell table:style-name="ce2"/>
          <table:table-cell table:style-name="ce2" office:value-type="string" calcext:value-type="string">
            <text:p><text:a xlink:href="https://www.coleparmer.co.uk/i/cole-parmer-luer-to-hose-barb-fitting-straight-adapter-animal-derivative-free-polypropylene-cleanroom-packed-male-luer-lock-x-1-16-id-10-pk/5011011" xlink:type="simple">https://www.coleparmer.co.uk/i/cole-parmer-luer-to-hose-barb-fitting-straight-adapter-animal-derivative-free-polypropylene-cleanroom-packed-male-luer-lock-x-1-16-id-10-pk/5011011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Glass capillary</text:p>
          </table:table-cell>
          <table:table-cell table:style-name="ce2" office:value-type="string" calcext:value-type="string">
            <text:p>Camlab</text:p>
          </table:table-cell>
          <table:table-cell table:style-name="ce2" office:value-type="string" calcext:value-type="string">
            <text:p>Disposable Micro-Pipette (Total) 2µl (Lambda) Pack of 100</text:p>
          </table:table-cell>
          <table:table-cell table:style-name="ce2"/>
          <table:table-cell table:style-name="ce2" office:value-type="string" calcext:value-type="string">
            <text:p><text:a xlink:href="https://www.camlab.co.uk/disposable-micro-pipette-total-2-l-lambda-pack-of-100" xlink:type="simple">https://www.camlab.co.uk/disposable-micro-pipette-total-2-l-lambda-pack-of-100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Fret filter</text:p>
          </table:table-cell>
          <table:table-cell table:style-name="ce2" office:value-type="string" calcext:value-type="string">
            <text:p>IDEX via Cole Parmer</text:p>
          </table:table-cell>
          <table:table-cell table:style-name="ce2" office:value-type="string" calcext:value-type="string">
            <text:p>Idex Inlet Solvent Filter, Stem, SS, 10 µm, 1/16" ID Tubing; 1/EA </text:p>
          </table:table-cell>
          <table:table-cell table:style-name="ce2"/>
          <table:table-cell table:style-name="ce2" office:value-type="string" calcext:value-type="string">
            <text:p><text:a xlink:href="https://www.coleparmer.co.uk/i/idex-inlet-solvent-filter-stem-ss-10-m-1-16-id-tubing-1-ea/4270100" xlink:type="simple">https://www.coleparmer.co.uk/i/idex-inlet-solvent-filter-stem-ss-10-m-1-16-id-tubing-1-ea/4270100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uidics</text:p>
          </table:table-cell>
          <table:table-cell table:style-name="ce2" office:value-type="string" calcext:value-type="string">
            <text:p>PEEK tubing 1.6mm OD 0.25mm ID</text:p>
          </table:table-cell>
          <table:table-cell table:style-name="ce2" office:value-type="string" calcext:value-type="string">
            <text:p>IDEX via Cole Parmer</text:p>
          </table:table-cell>
          <table:table-cell table:style-name="ce2" office:value-type="string" calcext:value-type="string">
            <text:p>Idex 1531B Chromatography Tubing, Blue PEEK, 1/16" OD x 0.010" ID x 5 ft L; 1/EA</text:p>
          </table:table-cell>
          <table:table-cell table:style-name="ce2"/>
          <table:table-cell table:style-name="ce2" office:value-type="string" calcext:value-type="string">
            <text:p><text:a xlink:href="https://www.coleparmer.co.uk/i/idex-1531b-chromatography-tubing-blue-peek-1-16-od-x-0-010-id-x-5-ft-l-1-ea/0200610" xlink:type="simple">https://www.coleparmer.co.uk/i/idex-1531b-chromatography-tubing-blue-peek-1-16-od-x-0-010-id-x-5-ft-l-1-ea/020061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Filament – PLA+, Black, 1kg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Filament – PETG, Clear, 1kg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3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10mm countersunk</text:p>
          </table:table-cell>
          <table:table-cell table:style-name="ce2" office:value-type="string" calcext:value-type="string">
            <text:p>KK Fa$hion Space <text:s/>via AliExpress</text:p>
          </table:table-cell>
          <table:table-cell office:value-type="string" calcext:value-type="string">
            <text:p>20/50pcs M2 M3 Small Micro Carbon Steel Cross Phillips Flat Countersunk Pan Head Self Tapping Wood Screw Machine Laptop Screws 50pcs, M3x10mm</text:p>
          </table:table-cell>
          <table:table-cell table:style-name="ce2"/>
          <table:table-cell table:style-name="ce2" office:value-type="string" calcext:value-type="string">
            <text:p><text:a xlink:href="https://www.aliexpress.com/item/1005004177352184.html" xlink:type="simple">https://www.aliexpress.com/item/1005004177352184.html</text:a></text:p>
          </table:table-cell>
          <table:table-cell table:style-name="ce4"/>
          <table:table-cell/>
        </table:table-row>
        <table:table-row table:style-name="ro4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set</text:p>
          </table:table-cell>
          <table:table-cell table:style-name="ce2" office:value-type="string" calcext:value-type="string">
            <text:p>NINDEJIN NINDEJIN Official Store </text:p>
          </table:table-cell>
          <table:table-cell table:style-name="ce2" office:value-type="string" calcext:value-type="string">
            <text:p>450pcs/set Black Plated Round Pan Head Tapping Screws Set M2.3 M2.6 M3 Carbon Steel Comp</text:p>
          </table:table-cell>
          <table:table-cell table:style-name="ce2"/>
          <table:table-cell table:style-name="ce2" office:value-type="string" calcext:value-type="string">
            <text:p><text:a xlink:href="https://www.aliexpress.com/item/4001014733674.html" xlink:type="simple">https://www.aliexpress.com/item/4001014733674.html</text:a></text:p>
          </table:table-cell>
          <table:table-cell table:style-name="ce4"/>
          <table:table-cell/>
        </table:table-row>
        <table:table-row table:style-name="ro7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4 bolt 8mm</text:p>
          </table:table-cell>
          <table:table-cell table:style-name="ce2" office:value-type="string" calcext:value-type="string">
            <text:p>Chang Da Store <text:s/>via AliExpress</text:p>
          </table:table-cell>
          <table:table-cell table:style-name="ce2" office:value-type="string" calcext:value-type="string">
            <text:p>5pcs-10pcs M2 M2.5 M3 M4 M5 M6 Steel with black or 304 Stainless Steel Thumb Screws Small Knurled Head Manual Adjustment Screws 304 Stainless Steel, M4 5pcs, 8mm</text:p>
          </table:table-cell>
          <table:table-cell table:style-name="ce2"/>
          <table:table-cell table:style-name="ce2" office:value-type="string" calcext:value-type="string">
            <text:p><text:a xlink:href="https://www.aliexpress.com/item/1005004559808799.html?spm=a2g0o.order_list.order_list_main.158.540d1802OSkBF8" xlink:type="simple">https://www.aliexpress.com/item/1005004559808799.html?spm=a2g0o.order_list.order_list_main.158.540d1802OSkBF8</text:a></text:p>
          </table:table-cell>
          <table:table-cell table:style-name="ce4"/>
          <table:table-cell/>
        </table:table-row>
        <table:table-row table:style-name="ro4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3 self tapping screws – hex – 25mm</text:p>
          </table:table-cell>
          <table:table-cell table:style-name="ce2" office:value-type="string" calcext:value-type="string">
            <text:p>JUIDINTO Official Store <text:s/>via AliExpress</text:p>
          </table:table-cell>
          <table:table-cell table:style-name="ce2" office:value-type="string" calcext:value-type="string">
            <text:p>JUIDINTO 15-50pcs Black Hex Hexagon Socket Cap Head Self Tapping Screws Carbon Steel, 40pc</text:p>
          </table:table-cell>
          <table:table-cell table:style-name="ce2"/>
          <table:table-cell table:style-name="ce2" office:value-type="string" calcext:value-type="string">
            <text:p><text:a xlink:href="https://www.aliexpress.com/item/1005004723738740.html?spm=a2g0o.order_detail.order_detail_item.3.54d5f19cL8EcMq" xlink:type="simple">https://www.aliexpress.com/item/1005004723738740.html?spm=a2g0o.order_detail.order_detail_item.3.54d5f19cL8EcMq</text:a>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echanics</text:p>
          </table:table-cell>
          <table:table-cell table:style-name="ce2" office:value-type="string" calcext:value-type="string">
            <text:p>M2.3 self tapping screws</text:p>
          </table:table-cell>
          <table:table-cell table:style-name="ce2" table:number-columns-repeated="4"/>
          <table:table-cell table:style-name="ce4"/>
          <table:table-cell/>
        </table:table-row>
        <table:table-row table:style-name="ro2">
          <table:table-cell/>
          <table:table-cell table:style-name="ce2" table:number-columns-repeated="5"/>
          <table:table-cell table:style-name="ce4"/>
          <table:table-cell/>
        </table:table-row>
        <table:table-row table:style-name="ro2">
          <table:table-cell/>
          <table:table-cell table:style-name="ce4" table:number-columns-repeated="3"/>
          <table:table-cell table:style-name="ce13"/>
          <table:table-cell table:style-name="ce4" table:number-columns-repeated="2"/>
          <table:table-cell/>
        </table:table-row>
        <table:table-row table:style-name="ro2"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8">
          <table:table-cell table:style-name="ce6" office:value-type="string" calcext:value-type="string">
            <text:p>Total</text:p>
          </table:table-cell>
          <table:table-cell table:style-name="ce1" office:value-type="string" calcext:value-type="string">
            <text:p>Cost GBP</text:p>
          </table:table-cell>
          <table:table-cell table:style-name="ce3" office:value-type="string" calcext:value-type="string">
            <text:p>Cost USD</text:p>
          </table:table-cell>
          <table:table-cell table:number-columns-repeated="3"/>
          <table:table-cell table:style-name="ce3"/>
          <table:table-cell/>
        </table:table-row>
        <table:table-row table:style-name="ro2">
          <table:table-cell office:value-type="string" calcext:value-type="string">
            <text:p>Current parts v0.3 prices</text:p>
          </table:table-cell>
          <table:table-cell office:value-type="float" office:value="910" calcext:value-type="float">
            <text:p>910</text:p>
          </table:table-cell>
          <table:table-cell office:value-type="float" office:value="1201" calcext:value-type="float">
            <text:p>12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rther parts (electronics fully assembled) estimated</text:p>
          </table:table-cell>
          <table:table-cell office:value-type="float" office:value="1200" calcext:value-type="float">
            <text:p>1200</text:p>
          </table:table-cell>
          <table:table-cell office:value-type="float" office:value="1584" calcext:value-type="float">
            <text:p>15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110" calcext:value-type="float">
            <text:p>2110</text:p>
          </table:table-cell>
          <table:table-cell office:value-type="float" office:value="2785" calcext:value-type="float">
            <text:p>2785</text:p>
          </table:table-cell>
          <table:table-cell table:number-columns-repeated="5"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0:47:45.1785970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5:08:03.679225755</meta:creation-date>
    <dc:date>2025-05-13T00:35:48.530444643</dc:date>
    <meta:editing-duration>P5DT6H56M58S</meta:editing-duration>
    <meta:editing-cycles>40</meta:editing-cycles>
    <meta:generator>LibreOffice/24.2.7.2$Linux_X86_64 LibreOffice_project/420$Build-2</meta:generator>
    <meta:document-statistic meta:table-count="1" meta:cell-count="152" meta:object-count="0"/>
  </office:meta>
</office:document-meta>
</file>